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tComposedRouterFunction.DifferentComposedRouterFunction( RouterFunction &lt; ? &gt; first , RouterFunction &lt; ? &gt;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eCompos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eComposedRouterFunction.SameComposedRouterFunction( RouterFunction &lt; T &gt; first , RouterFunction &lt; T &gt;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resourceLookupFunction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route( ServerRequest server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sRouterFunction.with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RouterFunction.ResourcesRouterFunction( Function &lt; ServerRequest , Optional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uterFun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s.nest( RequestPredicate predicate , RouterFunction &lt; T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uterFunction.DefaultRouterFunction( RequestPredicate predicate , HandlerFunction &lt; T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s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uterFunction.route( Server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RouterFunction.AttributesRouterFunction( RouterFunction &lt; T &gt; delegate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fferentCompos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RouterFunction.with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rout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uterFunction.accept(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RouterFunction.initAttributes( Map &lt; String , Object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fferentComposedRouterFunction.route( Server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s.resources( Function &lt; ServerRequest , Optional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ComposedRouterFunction.route( Serv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edRouterFunction.FilteredRouterFunction( RouterFunction &lt; T &gt; routerFunction , HandlerFilterFunction &lt; T , S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s.changeParser( RouterFunction &lt; T &gt; routerFunction ,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s.resources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.route( RequestPredicate predicate , HandlerFunction &lt; T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RouterFunction.DefaultNestedRouterFunction( RequestPredicate predicate , RouterFunction &lt; T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